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OpenSymbol" svg:font-family="OpenSymbol"/>
    <style:font-face style:name="Tahoma" svg:font-family="Tahoma, Verdana, Arial, Helvetica, sans-serif"/>
    <style:font-face style:name="Verdana" svg:font-family="Verdana"/>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ext-properties fo:font-variant="normal" fo:text-transform="none" fo:color="#666666" style:font-name="Tahoma" fo:font-size="9.75pt" fo:letter-spacing="normal" fo:font-style="normal" fo:font-weight="normal"/>
    </style:style>
    <style:style style:name="P3" style:family="paragraph" style:parent-style-name="Standard" style:list-style-name="L1">
      <style:paragraph-properties fo:margin-left="0cm" fo:margin-right="0cm" fo:text-indent="0cm" style:auto-text-indent="false"/>
      <style:text-properties fo:font-variant="normal" fo:text-transform="none" fo:color="#666666" style:font-name="Tahoma" fo:font-size="9.75pt" fo:letter-spacing="normal" fo:font-style="normal" fo:font-weight="normal"/>
    </style:style>
    <style:style style:name="P4" style:family="paragraph" style:parent-style-name="Standard" style:list-style-name="L2">
      <style:paragraph-properties fo:margin-left="0cm" fo:margin-right="0cm" fo:text-indent="0cm" style:auto-text-indent="false"/>
      <style:text-properties fo:font-variant="normal" fo:text-transform="none" fo:color="#666666" style:font-name="Tahoma" fo:font-size="9.75pt" fo:letter-spacing="normal" fo:font-style="normal" fo:font-weight="normal"/>
    </style:style>
    <style:style style:name="P5" style:family="paragraph" style:parent-style-name="Standard" style:list-style-name="L3">
      <style:paragraph-properties fo:margin-left="0cm" fo:margin-right="0cm" fo:text-indent="0cm" style:auto-text-indent="false"/>
      <style:text-properties fo:font-variant="normal" fo:text-transform="none" fo:color="#666666" style:font-name="Tahoma" fo:font-size="9.75pt" fo:letter-spacing="normal" fo:font-style="normal" fo:font-weight="normal"/>
    </style:style>
    <style:style style:name="T1" style:family="text">
      <style:text-properties fo:font-variant="normal" fo:text-transform="none" fo:color="#666666" style:font-name="Tahoma" fo:font-size="9.75pt" fo:letter-spacing="normal" fo:font-style="normal" fo:font-weight="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form:form form:name="assessmentForm" form:apply-filter="true" form:method="post" form:control-implementation="ooo:com.sun.star.form.component.Form" office:target-frame="" xlink:href="https://sam.hollandcollege.com/Section/Assessment/Delivery/AssessmentAll.aspx?entryId=DF4E6762057648B8B571CFED1CC5140D"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773757782581398665" text:style-name="L1">
        <text:list-item>
          <text:p text:style-name="P3">Why is information security a management problem? What can management do that technology cannot?</text:p>
        </text:list-item>
      </text:list>
      <text:p text:style-name="P2"/>
      <text:p text:style-name="P2"><text:tab/>Information security is a management problem because technology can only be implemented successfully based on a well structured plan or strategy created to use it. <text:s/>Each organization is unique in its own way, so technological means are setup accordingly.</text:p>
      <text:p text:style-name="P2"/>
      <text:p text:style-name="P2"><text:tab/>Management can do the following that technology cannot:</text:p>
      <text:p text:style-name="P2"><text:tab/></text:p>
      <text:p text:style-name="P2"><text:tab/>Oversee the secure usage of the framework used within an organization</text:p>
      <text:p text:style-name="P2"><text:tab/>Ensure the safety of an organizations' data with a well structured information security plan </text:p>
      <text:p text:style-name="P2"><text:tab/>Maintaining technology and changing it to suit the needs of the organization as it grows and <text:tab/>changes</text:p>
      <text:p text:style-name="P2"/>
      <text:list xml:id="list1016555272268089853" text:style-name="L2">
        <text:list-item>
          <text:p text:style-name="P4">Why is data the most important asset an organization possesses? What other assets in the organization require protection?</text:p>
        </text:list-item>
      </text:list>
      <text:p text:style-name="P2"/>
      <text:p text:style-name="P2"><text:tab/>Data is the most important asset an organization possesses because it represents the transferable “worth” of that organization to its clients. <text:s/></text:p>
      <text:p text:style-name="P2"/>
      <text:p text:style-name="P2"><text:tab/>Other assets that an organization would be required to protect are the following:</text:p>
      <text:p text:style-name="P2"/>
      <text:p text:style-name="P2"><text:tab/>Operating System Platforms</text:p>
      <text:p text:style-name="P2"><text:tab/>Database Systems</text:p>
      <text:p text:style-name="P2"><text:tab/>Email Applications</text:p>
      <text:p text:style-name="P2"><text:tab/>IM Applications</text:p>
      <text:p text:style-name="P2"/>
      <text:p text:style-name="P2"/>
      <text:list xml:id="list1992860938" text:continue-numbering="true" text:style-name="L2">
        <text:list-item>
          <text:p text:style-name="P4">3. It is important to protect data in motion (transmission) and data at rest (storage). What other states of data are important to protect? Which is most difficult to protect?</text:p>
        </text:list-item>
      </text:list>
      <text:p text:style-name="P2"/>
      <text:p text:style-name="P2"><text:tab/>Other states of data that are important to protect would be data “in use”. <text:s/>The most difficult to protect would be data “in motion” as it could be leaving the secured environment of an organization or be affected by the monitor of communications from within the organization. <text:s/></text:p>
      <text:p text:style-name="P2"/>
      <text:list xml:id="list83805566" text:continue-numbering="true" text:style-name="L2">
        <text:list-item>
          <text:p text:style-name="P4">6. Why do employees constitute one of the greatest threats to information security?</text:p>
        </text:list-item>
      </text:list>
      <text:p text:style-name="P2"/>
      <text:p text:style-name="P2"><text:tab/>Employees constitute one of the greatest threats to information security because they are the closest threat to the most valuable asset of an organization which is “data”. <text:s/>Some of the possible outcomes that can occur from employee mishaps are as follows:</text:p>
      <text:p text:style-name="P2"/>
      <text:list xml:id="list7391244030145359782" text:style-name="L3">
        <text:list-item>
          <text:list>
            <text:list-header>
              <text:p text:style-name="P5">Incorrect data entry</text:p>
              <text:p text:style-name="P5">Displaying sensitive data</text:p>
              <text:p text:style-name="P5">Leaving data unsecured</text:p>
              <text:p text:style-name="P5">Accidental change or deletion of data</text:p>
            </text:list-header>
          </text:list>
        </text:list-item>
      </text:list>
      <text:p text:style-name="P2"/>
      <text:list xml:id="list872390284" text:continue-list="list83805566" text:style-name="L2">
        <text:list-item>
          <text:p text:style-name="P4">20. What is a buffer overflow and how is it used against a web server?</text:p>
        </text:list-item>
      </text:list>
      <text:p text:style-name="P2"/>
      <text:p text:style-name="P2"><text:tab/>A buffer overflow is a program failure caused by receiving an amount of data to its memory location that it was not designed for. <text:s/></text:p>
      <text:p text:style-name="P2"/>
      <text:p text:style-name="P1"><text:span text:style-name="T1"><text:tab/>It is used against a web server by a possible implementation of “Denial-of-Service” attack. <text:s/>This could cause the buffer overflow and once affected, the attacker can issue commands to the server during the failure or force it to do something it shouldn't be doing.</text:span></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OpenSymbol" svg:font-family="OpenSymbol"/>
    <style:font-face style:name="Tahoma" svg:font-family="Tahoma, Verdana, Arial, Helvetica, sans-serif"/>
    <style:font-face style:name="Verdana" svg:font-family="Verdana"/>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en" fo:country="CA"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mo"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Sigouin</meta:initial-creator>
    <meta:creation-date>2015-01-24T20:37:03</meta:creation-date>
    <meta:document-statistic meta:table-count="0" meta:image-count="0" meta:object-count="0" meta:page-count="1" meta:paragraph-count="25" meta:word-count="402" meta:character-count="2478"/>
    <dc:date>2015-01-24T22:19:51</dc:date>
    <dc:creator>Christopher Sigouin</dc:creator>
    <meta:editing-duration>PT10M9S</meta:editing-duration>
    <meta:editing-cycles>1</meta:editing-cycles>
    <meta:generator>OpenOffice/4.1.1$Unix OpenOffice.org_project/411m6$Build-9775</meta:generator>
  </office:meta>
</office:document-meta>
</file>